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rläutern Sie die Begriffe RAID, JBOD und NRAID? Welche Ziele stecken jeweils dahinter?</text:p>
      <text:p text:style-name="Standard"/>
      <text:p text:style-name="Standard">RAID - Redundant Array of Independent Disks</text:p>
      <text:p text:style-name="Standard">organisiertes Kombinieren physischer Speichermedien zu einem logischen Datenträger zur Erhöhung der Datensicherheit <text:s/>(Struktur &amp; Zusammenhänge zwischen Speichermedien)</text:p>
      <text:p text:style-name="Standard"/>
      <text:p text:style-name="Standard">JBOD - Just A Bunch of Disks</text:p>
      <text:p text:style-name="Standard">Kombinieren physischer Speichermedien zu einem logischen Datenträger</text:p>
      <text:p text:style-name="Standard"/>
      <text:p text:style-name="Standard">NRAID - Non-RAID</text:p>
      <text:p text:style-name="Standard">Sammelbegriff von nicht mit RAID organisierten Massenspeichern</text:p>
      <text:p text:style-name="Standard"/>
      <text:p text:style-name="Standard"/>
      <text:p text:style-name="Standard">2. Welche Sicherheitsvorteile bringt RAID0, welche RAID1?</text:p>
      <text:p text:style-name="Standard"/>
      <text:p text:style-name="Standard">Raid0: Keine Sicherheitsvorteile, vollständiger Verlust der Daten bei Ausfall</text:p>
      <text:p text:style-name="Standard">Raid1: Es kann bis zu eine Platte ausfallen ohne das Daten verloren gehen</text:p>
      <text:p text:style-name="Standard"/>
      <text:p text:style-name="Standard">3. Bearbeiten Sie im Arbeitsbuch die Aufgabe 2 der Lernsituation 5 (Seite 205) und berechnen den Nettospeicherplatz (verfügbar für den Anwender) der angegebenen RAID-Leveln.</text:p>
      <text:p text:style-name="Standard"/>
      <text:p text:style-name="Standard">Raid5: 3TB Rotational Parity</text:p>
      <text:p text:style-name="Standard">Raid6: 2TB R5Premium</text:p>
      <text:p text:style-name="Standard">Raid0: 2TB Striping</text:p>
      <text:p text:style-name="Standard">Raid1: 1TB Mirr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4:42:09.941000000</meta:creation-date>
    <dc:date>2021-04-13T14:46:39.420000000</dc:date>
    <meta:editing-duration>PT4M29S</meta:editing-duration>
    <meta:editing-cycles>1</meta:editing-cycles>
    <meta:document-statistic meta:table-count="0" meta:image-count="0" meta:object-count="0" meta:page-count="1" meta:paragraph-count="15" meta:word-count="128" meta:character-count="938" meta:non-whitespace-character-count="824"/>
    <meta:generator>LibreOffice/7.1.1.2$Windows_X86_64 LibreOffice_project/fe0b08f4af1bacafe4c7ecc87ce55bb426164676</meta:generator>
  </office:meta>
</office:document-meta>
</file>